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808080" draw:stroke-linejoin="round" svg:stroke-linecap="square"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dash" draw:stroke-dash="Dashed_20__28_var_29_" svg:stroke-width="0.106cm" svg:stroke-color="#008000" draw:marker-start-width="0.281cm" draw:marker-end-width="0.281cm" draw:stroke-linejoin="round" svg:stroke-linecap="butt" draw:fill="none" fo:padding-top="0.053cm" fo:padding-bottom="0.053cm" fo:padding-left="0.053cm" fo:padding-right="0.053cm"/>
    </style:style>
    <style:style style:name="gr5" style:family="graphic" style:parent-style-name="standard">
      <style:graphic-properties draw:stroke="solid" svg:stroke-width="0.106cm" svg:stroke-color="#ff0000" draw:marker-start-width="0.281cm" draw:marker-end-width="0.281cm" draw:stroke-linejoin="round" svg:stroke-linecap="square" draw:fill="none" fo:padding-top="0.053cm" fo:padding-bottom="0.053cm" fo:padding-left="0.053cm" fo:padding-right="0.053cm"/>
    </style:style>
    <style:style style:name="gr6"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7" style:family="graphic" style:parent-style-name="standard">
      <style:graphic-properties draw:stroke="none" draw:fill="none" draw:textarea-horizontal-align="left" draw:textarea-vertical-align="top" draw:auto-grow-height="true" draw:auto-grow-width="true" fo:min-height="1.644cm" fo:min-width="5.892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1.599cm" fo:min-width="5.328cm" fo:padding-top="0cm" fo:padding-bottom="0cm" fo:padding-left="0cm" fo:padding-right="0cm"/>
    </style:style>
    <style:style style:name="gr9" style:family="graphic" style:parent-style-name="standard">
      <style:graphic-properties draw:stroke="solid" svg:stroke-width="0.106cm" svg:stroke-color="#0000ff" draw:marker-start-width="0.281cm" draw:marker-end-width="0.281cm" draw:stroke-linejoin="round" svg:stroke-linecap="square" draw:fill="none" fo:padding-top="0.053cm" fo:padding-bottom="0.053cm" fo:padding-left="0.053cm" fo:padding-right="0.053cm"/>
    </style:style>
    <style:style style:name="gr10" style:family="graphic" style:parent-style-name="standard">
      <style:graphic-properties draw:stroke="dash" draw:stroke-dash="stroke-dash28" svg:stroke-width="0.052cm" svg:stroke-color="#808080" draw:stroke-linejoin="round" svg:stroke-linecap="butt" draw:fill="none" fo:padding-top="0.026cm" fo:padding-bottom="0.026cm" fo:padding-left="0.026cm" fo:padding-right="0.026cm"/>
    </style:style>
    <style:style style:name="gr11" style:family="graphic" style:parent-style-name="standard">
      <style:graphic-properties draw:stroke="none" draw:fill="none" draw:textarea-horizontal-align="left" draw:textarea-vertical-align="top" draw:auto-grow-height="true" draw:auto-grow-width="true" fo:min-height="1.644cm" fo:min-width="9.74cm" fo:padding-top="0cm" fo:padding-bottom="0cm" fo:padding-left="0cm" fo:padding-right="0cm"/>
    </style:style>
    <style:style style:name="gr12" style:family="graphic" style:parent-style-name="standard">
      <style:graphic-properties draw:stroke="none" svg:stroke-color="#000000" draw:fill="none" draw:fill-color="#ffffff" fo:min-height="12.942cm"/>
    </style:style>
    <style:style style:name="gr13" style:family="graphic" style:parent-style-name="standard">
      <style:graphic-properties draw:stroke="none" svg:stroke-color="#000000" draw:fill="none" draw:fill-color="#ffffff" fo:min-height="10.505cm"/>
    </style:style>
    <style:style style:name="gr14" style:family="graphic" style:parent-style-name="standard">
      <style:graphic-properties draw:stroke="none" svg:stroke-color="#000000" draw:fill="none" draw:fill-color="#ffffff" draw:textarea-horizontal-align="left" draw:auto-grow-height="true" draw:auto-grow-width="false" fo:min-height="1.521cm" fo:min-width="36.942cm"/>
    </style:style>
    <style:style style:name="gr15" style:family="graphic" style:parent-style-name="objectwithoutfill">
      <style:graphic-properties draw:stroke="dash" draw:stroke-dash="Fine_20_Dashed" svg:stroke-width="0.053cm" draw:marker-start-width="0.279cm" draw:marker-end-width="0.279cm" draw:fill="none" draw:textarea-horizontal-align="center" draw:textarea-vertical-align="middle" fo:padding-top="0.026cm" fo:padding-bottom="0.026cm" fo:padding-left="0.026cm" fo:padding-right="0.026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text-properties fo:font-size="40pt" style:font-size-asian="40pt" style:font-size-complex="40pt"/>
    </style:style>
    <style:style style:name="P4" style:family="paragraph">
      <loext:graphic-properties draw:fill="none"/>
      <style:paragraph-properties fo:text-align="start" style:writing-mode="lr-tb"/>
      <style:text-properties fo:font-size="40pt" style:font-size-asian="40pt" style:font-size-complex="40pt"/>
    </style:style>
    <style:style style:name="P5" style:family="paragraph">
      <style:text-properties fo:font-size="40pt" style:font-size-asian="40pt" style:font-size-complex="40pt"/>
    </style:style>
    <style:style style:name="P6" style:family="paragraph">
      <style:paragraph-properties fo:margin-top="1.219cm" fo:margin-bottom="0cm"/>
      <style:text-properties fo:font-size="40pt" style:font-size-asian="40pt" style:font-size-complex="40pt"/>
    </style:style>
    <style:style style:name="P7" style:family="paragraph">
      <style:paragraph-properties fo:margin-top="1.372cm" fo:margin-bottom="0cm"/>
      <style:text-properties fo:font-size="40pt" style:font-size-asian="40pt" style:font-size-complex="40pt"/>
    </style:style>
    <style:style style:name="P8" style:family="paragraph">
      <style:paragraph-properties fo:margin-top="1.27cm" fo:margin-bottom="0cm"/>
      <style:text-properties fo:font-size="40pt" style:font-size-asian="40pt" style:font-size-complex="40pt"/>
    </style:style>
    <style:style style:name="P9" style:family="paragraph">
      <loext:graphic-properties draw:fill="none" draw:fill-color="#ffffff"/>
      <style:text-properties fo:font-size="40pt" style:font-size-asian="40pt" style:font-size-complex="40pt"/>
    </style:style>
    <style:style style:name="P10" style:family="paragraph">
      <style:paragraph-properties fo:margin-left="0.102cm" fo:margin-right="0cm" fo:margin-top="0.356cm" fo:margin-bottom="0cm" fo:text-indent="0cm"/>
      <style:text-properties fo:font-size="40pt" style:font-size-asian="40pt" style:font-size-complex="40pt"/>
    </style:style>
    <style:style style:name="P11" style:family="paragraph">
      <style:paragraph-properties fo:margin-top="0.457cm" fo:margin-bottom="0cm"/>
      <style:text-properties fo:font-size="40pt" style:font-size-asian="40pt" style:font-size-complex="40pt"/>
    </style:style>
    <style:style style:name="P12" style:family="paragraph">
      <style:paragraph-properties fo:margin-top="0.61cm" fo:margin-bottom="0cm"/>
      <style:text-properties fo:font-size="40pt" style:font-size-asian="40pt" style:font-size-complex="40pt"/>
    </style:style>
    <style:style style:name="P13" style:family="paragraph">
      <loext:graphic-properties draw:fill="none" draw:fill-color="#ffffff"/>
      <style:paragraph-properties fo:margin-left="0.102cm" fo:margin-right="0cm" fo:margin-top="0.356cm" fo:margin-bottom="0cm" fo:text-indent="0cm"/>
      <style:text-properties fo:font-size="40pt" style:font-size-asian="40pt" style:font-size-complex="40pt"/>
    </style:style>
    <style:style style:name="P14" style:family="paragraph">
      <loext:graphic-properties draw:fill="none"/>
      <style:paragraph-properties fo:text-align="center"/>
    </style:style>
    <style:style style:name="P15" style:family="paragraph">
      <loext:graphic-properties draw:fill="none" draw:fill-color="#ffffff"/>
      <style:text-properties fo:font-size="36pt" style:font-size-asian="36pt" style:font-size-complex="36pt"/>
    </style:style>
    <style:style style:name="T1" style:family="text">
      <style:text-properties fo:color="#000000" style:font-name="DejaVuSans" fo:font-size="40pt" style:font-size-asian="40pt" style:font-name-complex="DejaVuSans" style:font-size-complex="40pt"/>
    </style:style>
    <style:style style:name="T2" style:family="text">
      <style:text-properties fo:font-size="40pt" style:font-size-asian="40pt" style:font-size-complex="40pt"/>
    </style:style>
    <style:style style:name="T3"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4.543cm" svg:y1="12.586cm" svg:x2="4.543cm" svg:y2="0.254cm">
          <text:p/>
        </draw:line>
        <draw:polygon draw:style-name="gr2" draw:text-style-name="P2" draw:layer="layout" svg:width="0cm" svg:height="0.173cm" svg:x="4.543cm" svg:y="12.587cm" svg:viewBox="0 0 0 174" draw:points="0,0 0,174">
          <text:p/>
        </draw:polygon>
        <draw:line draw:style-name="gr3" draw:text-style-name="P1" draw:layer="layout" svg:x1="4.543cm" svg:y1="12.587cm" svg:x2="4.543cm" svg:y2="12.761cm">
          <text:p/>
        </draw:line>
        <draw:line draw:style-name="gr1" draw:text-style-name="P1" draw:layer="layout" svg:x1="11.756cm" svg:y1="12.586cm" svg:x2="11.756cm" svg:y2="0.254cm">
          <text:p/>
        </draw:line>
        <draw:polygon draw:style-name="gr2" draw:text-style-name="P2" draw:layer="layout" svg:width="0cm" svg:height="0.173cm" svg:x="11.756cm" svg:y="12.587cm" svg:viewBox="0 0 0 174" draw:points="0,0 0,174">
          <text:p/>
        </draw:polygon>
        <draw:line draw:style-name="gr3" draw:text-style-name="P1" draw:layer="layout" svg:x1="11.756cm" svg:y1="12.587cm" svg:x2="11.756cm" svg:y2="12.761cm">
          <text:p/>
        </draw:line>
        <draw:line draw:style-name="gr1" draw:text-style-name="P1" draw:layer="layout" svg:x1="18.971cm" svg:y1="12.586cm" svg:x2="18.971cm" svg:y2="0.254cm">
          <text:p/>
        </draw:line>
        <draw:polygon draw:style-name="gr2" draw:text-style-name="P2" draw:layer="layout" svg:width="0cm" svg:height="0.173cm" svg:x="18.971cm" svg:y="12.587cm" svg:viewBox="0 0 0 174" draw:points="0,0 0,174">
          <text:p/>
        </draw:polygon>
        <draw:line draw:style-name="gr3" draw:text-style-name="P1" draw:layer="layout" svg:x1="18.971cm" svg:y1="12.587cm" svg:x2="18.971cm" svg:y2="12.761cm">
          <text:p/>
        </draw:line>
        <draw:line draw:style-name="gr1" draw:text-style-name="P1" draw:layer="layout" svg:x1="26.185cm" svg:y1="12.586cm" svg:x2="26.185cm" svg:y2="0.254cm">
          <text:p/>
        </draw:line>
        <draw:polygon draw:style-name="gr2" draw:text-style-name="P2" draw:layer="layout" svg:width="0cm" svg:height="0.173cm" svg:x="26.185cm" svg:y="12.587cm" svg:viewBox="0 0 0 174" draw:points="0,0 0,174">
          <text:p/>
        </draw:polygon>
        <draw:line draw:style-name="gr3" draw:text-style-name="P1" draw:layer="layout" svg:x1="26.185cm" svg:y1="12.587cm" svg:x2="26.185cm" svg:y2="12.761cm">
          <text:p/>
        </draw:line>
        <draw:line draw:style-name="gr1" draw:text-style-name="P1" draw:layer="layout" svg:x1="33.4cm" svg:y1="12.586cm" svg:x2="33.4cm" svg:y2="0.254cm">
          <text:p/>
        </draw:line>
        <draw:polygon draw:style-name="gr2" draw:text-style-name="P2" draw:layer="layout" svg:width="0cm" svg:height="0.173cm" svg:x="33.4cm" svg:y="12.587cm" svg:viewBox="0 0 0 174" draw:points="0,0 0,174">
          <text:p/>
        </draw:polygon>
        <draw:line draw:style-name="gr3" draw:text-style-name="P1" draw:layer="layout" svg:x1="33.4cm" svg:y1="12.587cm" svg:x2="33.4cm" svg:y2="12.761cm">
          <text:p/>
        </draw:line>
        <draw:line draw:style-name="gr1" draw:text-style-name="P1" draw:layer="layout" svg:x1="40.614cm" svg:y1="12.586cm" svg:x2="40.614cm" svg:y2="0.254cm">
          <text:p/>
        </draw:line>
        <draw:polygon draw:style-name="gr2" draw:text-style-name="P2" draw:layer="layout" svg:width="0cm" svg:height="0.173cm" svg:x="40.614cm" svg:y="12.587cm" svg:viewBox="0 0 0 174" draw:points="0,0 0,174">
          <text:p/>
        </draw:polygon>
        <draw:line draw:style-name="gr3" draw:text-style-name="P1" draw:layer="layout" svg:x1="40.614cm" svg:y1="12.587cm" svg:x2="40.614cm" svg:y2="12.761cm">
          <text:p/>
        </draw:line>
        <draw:polygon draw:style-name="gr2" draw:text-style-name="P2" draw:layer="layout" svg:width="0.132cm" svg:height="0cm" svg:x="2.626cm" svg:y="12.027cm" svg:viewBox="0 0 133 0" draw:points="133,0 0,0">
          <text:p/>
        </draw:polygon>
        <draw:line draw:style-name="gr3" draw:text-style-name="P1" draw:layer="layout" svg:x1="2.759cm" svg:y1="12.027cm" svg:x2="2.626cm" svg:y2="12.027cm">
          <text:p/>
        </draw:line>
        <draw:polygon draw:style-name="gr2" draw:text-style-name="P2" draw:layer="layout" svg:width="0.132cm" svg:height="0cm" svg:x="2.626cm" svg:y="10.624cm" svg:viewBox="0 0 133 0" draw:points="133,0 0,0">
          <text:p/>
        </draw:polygon>
        <draw:line draw:style-name="gr3" draw:text-style-name="P1" draw:layer="layout" svg:x1="2.759cm" svg:y1="10.624cm" svg:x2="2.626cm" svg:y2="10.624cm">
          <text:p/>
        </draw:line>
        <draw:polygon draw:style-name="gr2" draw:text-style-name="P2" draw:layer="layout" svg:width="0.132cm" svg:height="0cm" svg:x="2.626cm" svg:y="9.223cm" svg:viewBox="0 0 133 0" draw:points="133,0 0,0">
          <text:p/>
        </draw:polygon>
        <draw:line draw:style-name="gr3" draw:text-style-name="P1" draw:layer="layout" svg:x1="2.759cm" svg:y1="9.223cm" svg:x2="2.626cm" svg:y2="9.223cm">
          <text:p/>
        </draw:line>
        <draw:polygon draw:style-name="gr2" draw:text-style-name="P2" draw:layer="layout" svg:width="0.132cm" svg:height="0cm" svg:x="2.626cm" svg:y="7.822cm" svg:viewBox="0 0 133 0" draw:points="133,0 0,0">
          <text:p/>
        </draw:polygon>
        <draw:line draw:style-name="gr3" draw:text-style-name="P1" draw:layer="layout" svg:x1="2.759cm" svg:y1="7.822cm" svg:x2="2.626cm" svg:y2="7.822cm">
          <text:p/>
        </draw:line>
        <draw:polygon draw:style-name="gr2" draw:text-style-name="P2" draw:layer="layout" svg:width="0.132cm" svg:height="0cm" svg:x="2.626cm" svg:y="6.42cm" svg:viewBox="0 0 133 0" draw:points="133,0 0,0">
          <text:p/>
        </draw:polygon>
        <draw:line draw:style-name="gr3" draw:text-style-name="P1" draw:layer="layout" svg:x1="2.759cm" svg:y1="6.42cm" svg:x2="2.626cm" svg:y2="6.42cm">
          <text:p/>
        </draw:line>
        <draw:polygon draw:style-name="gr2" draw:text-style-name="P2" draw:layer="layout" svg:width="0.132cm" svg:height="0cm" svg:x="2.626cm" svg:y="5.019cm" svg:viewBox="0 0 133 0" draw:points="133,0 0,0">
          <text:p/>
        </draw:polygon>
        <draw:line draw:style-name="gr3" draw:text-style-name="P1" draw:layer="layout" svg:x1="2.759cm" svg:y1="5.019cm" svg:x2="2.626cm" svg:y2="5.019cm">
          <text:p/>
        </draw:line>
        <draw:polygon draw:style-name="gr2" draw:text-style-name="P2" draw:layer="layout" svg:width="0.132cm" svg:height="0cm" svg:x="2.626cm" svg:y="3.618cm" svg:viewBox="0 0 133 0" draw:points="133,0 0,0">
          <text:p/>
        </draw:polygon>
        <draw:line draw:style-name="gr3" draw:text-style-name="P1" draw:layer="layout" svg:x1="2.759cm" svg:y1="3.618cm" svg:x2="2.626cm" svg:y2="3.618cm">
          <text:p/>
        </draw:line>
        <draw:polygon draw:style-name="gr2" draw:text-style-name="P2" draw:layer="layout" svg:width="0.132cm" svg:height="0cm" svg:x="2.626cm" svg:y="2.217cm" svg:viewBox="0 0 133 0" draw:points="133,0 0,0">
          <text:p/>
        </draw:polygon>
        <draw:line draw:style-name="gr3" draw:text-style-name="P1" draw:layer="layout" svg:x1="2.759cm" svg:y1="2.217cm" svg:x2="2.626cm" svg:y2="2.217cm">
          <text:p/>
        </draw:line>
        <draw:polygon draw:style-name="gr2" draw:text-style-name="P2" draw:layer="layout" svg:width="0.132cm" svg:height="0cm" svg:x="2.626cm" svg:y="0.815cm" svg:viewBox="0 0 133 0" draw:points="133,0 0,0">
          <text:p/>
        </draw:polygon>
        <draw:line draw:style-name="gr3" draw:text-style-name="P1" draw:layer="layout" svg:x1="2.759cm" svg:y1="0.815cm" svg:x2="2.626cm" svg:y2="0.815cm">
          <text:p/>
        </draw:line>
        <draw:polyline draw:style-name="gr4" draw:text-style-name="P1" draw:layer="layout" svg:width="35.66cm" svg:height="9.811cm" svg:x="4.543cm" svg:y="2.217cm" svg:viewBox="0 0 35661 9812" draw:points="0,9503 10,9195 25,8887 44,8274 225,3797 293,2450 348,1526 404,807 439,480 462,307 498,121 520,43 543,4 555,0 567,4 577,20 589,43 612,121 646,307 681,579 715,933 759,1526 782,1873 815,2450 883,3797 951,5355 1125,9812 2278,9812 2537,3557 2605,2251 2662,1366 2708,807 2766,307 2789,174 2811,77 2835,20 2847,4 2858,0 2870,4 2882,20 2894,43 2916,121 2940,236 2964,389 3000,689 3023,933 3057,1366 3104,2058 3151,2873 3274,5633 3353,7670 3434,9812 4591,9812 4626,8887 4649,8582 4651,8274 4686,7370 4701,7072 4721,6486 4780,5083 4862,3322 4920,2251 4978,1366 5024,807 5071,389 5106,174 5130,77 5152,20 5165,4 5176,0 5189,4 5201,20 5225,77 5249,174 5274,307 5308,579 5345,933 5392,1526 5450,2450 5509,3557 5557,4553 5593,5355 5773,9812 6960,9812 7197,4044 7255,2873 7302,2058 7384,933 7431,480 7464,236 7487,121 7511,43 7521,20 7533,4 7545,0 7557,4 7569,20 7593,77 7618,174 7643,307 7678,579 7770,933 7863,1366 7926,1696 8020,2251 8052,2450 8076,2658 8115,3094 8160,3797 8175,4044 8411,9812 9598,9812 9836,4044 9869,3322 9883,3094 9903,2658 9949,1873 9995,1213 10078,389 10111,174 10134,77 10145,43 10167,20 10169,4 10180,0 10192,4 10203,20 10228,77 10250,174 10273,307 10309,579 10366,1213 10412,1873 10484,3094 10515,3797 10538,4295 10607,5914 10764,9812 11929,9812 12083,5914 12153,4295 12233,2658 12280,1873 12360,807 12397,480 12432,236 12481,43 12505,4 12517,0 12528,4 12540,20 12553,43 12577,121 12601,236 12623,389 12646,579 12681,933 12737,1696 12771,2251 12842,3557 12899,4815 12955,6198 13095,9812 14262,9812 14345,7670 14499,4044 14518,3797 14552,3094 14598,2251 14645,1526 14679,1069 14715,689 14737,480 14761,307 14785,174 14808,77 14832,20 14845,4 14856,0 14867,4 14878,20 14903,77 14926,174 14963,389 15044,1213 15123,2450 15171,3322 15241,4815 15288,5914 15384,8274 15444,9812 16643,9812 16738,7370 16820,5355 16901,3557 16958,2450 16981,2058 17026,1366 17071,807 17105,480 17166,121 17189,43 17213,4 17225,0 17238,4 17248,20 17271,77 17295,174 17316,307 17340,480 17387,933 17456,1873 17502,2658 17559,3797 17617,5083 17760,8582 17794,9503 17805,9812 18963,9812 19095,6486 19188,4295 19212,3797 19259,2873 19307,2058 19355,1366 19388,933 19424,579 19459,307 19485,174 19508,77 19531,20 19543,4 19556,0 19569,4 19581,20 19605,77 19632,174 19657,307 19682,480 19719,807 19743,1069 19780,1526 19840,2450 19905,3557 20007,5633 20193,9812 21375,9812 21513,6198 21527,5914 21548,5355 21629,3557 21732,1696 21777,1069 21848,389 21870,236 21906,77 21917,43 21940,4 21951,0 21963,4 21975,20 21998,77 22023,174 22068,480 22104,807 22138,1213 22187,1873 22219,2450 22265,3322 22360,5355 22544,9812 23719,9812 23765,8582 23826,7072 23874,5914 23909,5083 24006,3094 24079,1873 24091,1696 24106,1526 24127,1213 24174,689 24214,389 24250,174 24274,77 24300,20 24312,4 24323,0 24335,4 24348,20 24372,77 24397,174 24420,307 24444,480 24479,807 24527,1366 24590,2251 24608,2658 24683,4044 24801,6778 24913,9503 24924,9812 26104,9812 26165,8274 26293,5083 26362,3557 26433,2251 26479,1526 26494,1366 26502,1213 26561,579 26583,389 26618,174 26643,77 26667,20 26679,4 26690,0 26702,4 26715,20 26739,77 26763,174 26786,307 26810,480 26845,807 26893,1366 26928,1873 26999,3094 27094,5083 27203,7670 27292,9812 28492,9812 28612,6778 28684,5355 28801,2873 28895,1366 28940,807 28986,389 29009,236 29033,121 29056,43 29080,4 29093,0 29104,4 29115,20 29141,77 29155,121 29188,307 29211,480 29247,807 29296,1366 29377,2658 29459,4295 29564,6778 29682,9812 30875,9812 31088,4553 31148,3322 31195,2450 31219,2058 31243,1696 31277,1213 31324,689 31360,389 31384,236 31407,121 31432,43 31456,4 31468,0 31480,4 31493,20 31516,77 31539,174 31563,307 31587,480 31622,807 31667,1366 31725,2251 31807,3797 31923,6486 31981,7971 32051,9812 33250,9812 33382,6486 33440,5083 33557,2658 33604,1873 33627,1526 33709,579 33744,307 33768,174 33792,77 33815,20 33828,4 33840,0 33854,4 33864,20 33892,77 33937,307 33960,480 34008,933 34055,1526 34101,2251 34171,3557 34230,4815 34386,8582 34433,9812 35661,9812">
          <text:p/>
        </draw:polyline>
        <draw:polyline draw:style-name="gr5" draw:text-style-name="P1" draw:layer="layout" svg:width="35.66cm" svg:height="11.212cm" svg:x="4.543cm" svg:y="0.815cm" svg:viewBox="0 0 35661 11213" draw:points="0,11213 91,11213 103,10951 114,10846 126,10868 137,10836 147,10509 160,10352 182,9890 214,9505 237,8778 247,8583 270,7415 304,5393 326,2216 338,1669 348,1710 360,2501 371,3567 383,3883 404,4748 416,4779 439,5517 451,5649 462,5691 474,5705 485,5971 498,5615 509,5176 532,3612 567,216 589,466 612,3242 634,4406 646,4376 657,4759 669,4926 681,4980 691,4705 715,5127 726,4679 739,4992 748,4853 772,4908 782,4900 794,4991 815,5618 826,5522 851,4658 883,6083 895,6312 905,6384 917,6767 928,6962 961,8026 975,8598 985,8559 997,8391 1019,9276 1031,9534 1055,9871 1066,10126 1078,10550 1089,11213 1608,11213 1620,11032 1643,10909 1655,10935 1667,11064 1703,10816 1715,10787 1738,10774 1821,10773 2434,10773 2445,10568 2457,10292 2492,9798 2515,9634 2526,9426 2548,8377 2559,7924 2582,6820 2593,6260 2605,5264 2627,1854 2639,1265 2650,1079 2662,1004 2673,1835 2685,2940 2708,4010 2730,4054 2742,4139 2754,4266 2766,4127 2777,4390 2800,4494 2811,4361 2823,3946 2835,3409 2847,3222 2858,3173 2870,3218 2882,2961 2894,3026 2905,3164 2916,3219 2928,3233 2952,3239 2987,3240 3000,3331 3012,3324 3023,3281 3035,3521 3047,3487 3057,3496 3069,3709 3081,3417 3092,3754 3104,4327 3115,4174 3127,4093 3138,4073 3151,3901 3172,5410 3184,5991 3196,6283 3207,6378 3218,6409 3228,6417 3240,6761 3263,7875 3274,8136 3285,7995 3296,7939 3307,7966 3319,8300 3341,9381 3353,9607 3376,9858 3399,10710 3410,11213 4006,11213 4017,11007 4028,11004 4040,11031 4052,10994 4063,10848 4076,10826 4097,10879 4109,10809 4121,10815 4132,10808 4144,10819 4155,10792 4166,10780 4178,10794 4202,10777 4237,10773 4249,10785 4274,10774 4354,10773 4544,10773 4555,10791 4579,10775 4591,10792 4615,10775 4662,10773 4755,10773 4780,10202 4815,9729 4826,9613 4838,9376 4862,8267 4874,7922 4896,6482 4908,6067 4932,2195 4944,1379 4955,1103 4967,1088 4978,1276 4990,2525 5014,3813 5024,4061 5036,4144 5047,4451 5071,4717 5082,4741 5106,4954 5118,4988 5130,4613 5142,3835 5152,3439 5165,3306 5176,3261 5201,2582 5212,2648 5225,3003 5249,3302 5261,3312 5274,3561 5297,4236 5308,4127 5321,4183 5333,4062 5345,3791 5368,3705 5380,3446 5392,3366 5403,3738 5415,3946 5426,4372 5438,4348 5450,4163 5462,4094 5474,4200 5486,5020 5509,6009 5521,6306 5533,6395 5546,6414 5557,6778 5570,6977 5581,7654 5593,7998 5605,8190 5617,7994 5628,7941 5639,8099 5663,9339 5676,9587 5700,9907 5711,10308 5724,10890 5736,11213 6220,11213 6231,11060 6243,11213 6256,11046 6267,10956 6280,10900 6292,10963 6304,10977 6317,10966 6329,10865 6342,10839 6352,10794 6364,10854 6377,10787 6389,10777 6426,10773 6498,10773 6509,10791 6533,10775 6556,10773 6567,10791 6591,10775 6640,10773 6745,10773 6757,10791 6780,10775 6804,10773 6816,10791 6841,10775 6888,10773 6900,10788 6913,10796 6936,10775 6973,10773 7008,10773 7020,10847 7032,10808 7045,10785 7057,10777 7069,10789 7080,10778 7115,10773 7127,10617 7150,10046 7161,10003 7185,9781 7197,9646 7208,9416 7220,8830 7231,8596 7244,8218 7255,7274 7279,6088 7302,2713 7326,1174 7337,1316 7349,1666 7384,3811 7431,5043 7442,5050 7454,5323 7464,5426 7475,5371 7487,5581 7499,4817 7521,3891 7545,2557 7557,2063 7569,1296 7581,1659 7593,2411 7618,3164 7630,3232 7678,4751 7707,4765 7739,4905 7770,4874 7800,5165 7834,5090 7863,4416 7895,5538 7926,6120 7957,6402 7989,6422 8020,6640 8052,6995 8076,7047 8097,7727 8131,8140 8146,8563 8160,8293 8175,8119 8185,8252 8197,8475 8210,8995 8220,9296 8244,9627 8278,10001 8303,10738 8315,11213 9788,11213 9800,10519 9846,8816 9869,6974 9883,5469 9903,693 9914,0 9926,0 9939,546 9949,1111 9960,2808 9983,4332 9995,4235 10018,4146 10029,4501 10042,4587 10052,4780 10078,4280 10089,4273 10101,4438 10111,4411 10123,3768 10134,3382 10145,3286 10169,2720 10180,2636 10192,3111 10203,3128 10214,3136 10228,3204 10238,3230 10250,3127 10262,3202 10273,3228 10284,3296 10330,4430 10343,4615 10366,4193 10377,4010 10388,4181 10401,3964 10412,3926 10436,4033 10458,4163 10469,5353 10484,5646 10494,6163 10505,6340 10515,6396 10528,6414 10538,6420 10550,6517 10562,6894 10572,7699 10584,8070 10597,8276 10619,7869 10630,7959 10655,9304 10667,9582 10692,9928 10714,11045 10727,11213 12024,11213 12037,11071 12048,10869 12061,10804 12071,10799 12083,10693 12095,10450 12109,10327 12118,10050 12141,9759 12165,9456 12176,8927 12188,8819 12200,8373 12233,6493 12243,6033 12255,4768 12266,4165 12280,2279 12292,1556 12303,1797 12325,3777 12337,3957 12348,4233 12371,5175 12384,5524 12397,5658 12408,5694 12421,5779 12432,6126 12447,5921 12481,3453 12493,3187 12517,937 12528,945 12553,2392 12564,2696 12589,3552 12601,3747 12612,4327 12623,4181 12635,4672 12646,4731 12658,4768 12668,4675 12681,4797 12692,4699 12703,4874 12725,4828 12737,4908 12749,4937 12771,5194 12783,5095 12806,4322 12818,4821 12830,5532 12854,6291 12865,6384 12899,6969 12934,8338 12945,8415 12955,8286 12967,8401 12991,9349 13003,9579 13026,9902 13038,10308 13049,10864 13061,11213 13545,11213 13558,11025 13568,11049 13592,10975 13603,10874 13615,10924 13626,10933 13638,10899 13649,10801 13662,10796 13673,10805 13685,10782 13696,10822 13709,10785 13733,10774 13816,10773 13969,10773 13980,10785 14005,10774 14039,10773 14050,10847 14062,10782 14085,10774 14191,10773 14227,10773 14238,10795 14250,10805 14262,10784 14286,10774 14297,10789 14322,10774 14393,10773 14416,10773 14428,10565 14451,9997 14462,9962 14499,9663 14552,7771 14587,5754 14598,3359 14609,2152 14620,1431 14632,1119 14645,1305 14656,1574 14667,3319 14690,4134 14702,4507 14715,4634 14737,5304 14761,5657 14773,5628 14785,5688 14796,5377 14808,4466 14832,3542 14856,2023 14867,1662 14878,1689 14891,1790 14903,2840 14914,3066 14926,3143 14937,3163 14948,3261 14963,3780 14973,4312 14985,4640 14997,4787 15008,4872 15020,4908 15031,4728 15044,4886 15066,4886 15089,4942 15101,4923 15112,5128 15123,5142 15147,4277 15171,5555 15183,5998 15193,6218 15217,6452 15229,6889 15241,7001 15276,8535 15288,8521 15300,8366 15347,9607 15371,9955 15406,11213 16556,11213 16569,11029 16581,11213 16738,11213 16762,10913 16786,10968 16798,10746 16810,10402 16820,10304 16844,9810 16855,9740 16867,9601 16878,9342 16889,8932 16901,8730 16912,8322 16947,6259 16981,2470 16991,2201 17002,2232 17014,2624 17037,4414 17048,4709 17060,4919 17071,5330 17083,5605 17094,5671 17105,5699 17120,5708 17130,6149 17142,6335 17154,6026 17177,4282 17201,3006 17213,2856 17225,1692 17238,955 17259,2873 17271,3104 17284,3202 17295,3226 17305,3329 17316,3327 17329,3591 17340,4322 17352,4428 17375,4853 17387,4956 17411,5013 17422,5006 17432,5131 17443,5451 17467,5426 17490,5658 17502,5694 17525,4918 17537,5402 17547,5710 17559,6154 17571,6344 17594,6911 17605,7004 17617,7245 17640,8433 17652,8701 17665,8628 17675,8806 17686,9249 17698,9510 17710,9658 17725,9792 17737,10000 17746,10472 17760,10766 17770,11213 19070,11213 19095,10860 19107,10846 19119,10735 19130,10386 19142,10275 19153,9972 19165,9785 19177,9700 19188,9540 19202,9175 19212,8781 19224,8566 19236,7988 19248,7214 19259,6705 19283,5038 19294,3400 19307,2629 19319,2615 19342,3149 19355,3805 19378,4114 19400,4900 19413,5414 19424,5616 19436,5681 19448,5701 19459,6001 19471,6025 19485,5818 19496,4866 19508,4364 19520,3581 19543,1093 19556,826 19569,1324 19593,2965 19605,3024 19619,3554 19632,3539 19657,4498 19682,4869 19694,4961 19707,4994 19732,5005 19743,5005 19755,5065 19768,5445 19780,5657 19792,5608 19804,5514 19816,5654 19827,5689 19840,5703 19853,5111 19865,4866 19878,5696 19891,6190 19905,6354 19916,6395 19930,6803 19941,6990 19954,7027 19967,7565 19981,7892 19994,8556 20007,8639 20019,8507 20046,9329 20086,9951 20126,11213 20766,11213 20778,10997 20790,11213 20803,11069 20816,10983 20830,11003 20841,10998 20851,10989 20865,10875 20876,10865 20888,10837 20898,10914 20911,10808 20922,10784 20934,10794 20945,10780 20956,10794 20968,10780 20991,10774 21146,10773 21245,10773 21256,10802 21268,10780 21292,10774 21445,10773 21527,10773 21560,10091 21582,9795 21606,9583 21618,9342 21629,8652 21640,8193 21651,7981 21663,7106 21686,6090 21732,1244 21743,1163 21754,1495 21777,3337 21791,3828 21801,3998 21812,4407 21825,4477 21836,4229 21848,4421 21859,4755 21870,4831 21883,5090 21893,5102 21906,4378 21917,3540 21930,3338 21940,3272 21951,3250 21963,3243 21987,2389 21998,2501 22033,4110 22047,4400 22060,4254 22068,4371 22080,4403 22092,4771 22104,4838 22116,4873 22126,4580 22138,4825 22150,4660 22172,4888 22187,4876 22195,4911 22207,4838 22219,4361 22231,4193 22242,4413 22253,5381 22265,5935 22277,6246 22288,6371 22300,6403 22311,6417 22323,6847 22335,7123 22347,7673 22372,8472 22383,8171 22395,8244 22408,8655 22420,9255 22433,9554 22458,9858 22469,10254 22494,11213 23018,11213 23030,11066 23041,11057 23053,11055 23065,11071 23077,10997 23090,10948 23101,11042 23113,10895 23123,11032 23134,11029 23147,10867 23170,10808 23181,10858 23192,10788 23205,10789 23229,10774 23276,10773 23288,10795 23300,10781 23322,10774 23334,10773 23345,10788 23357,10778 23391,10773 23505,10773 23518,10789 23529,10778 23551,10774 23719,10773 23886,10773 23898,10321 23909,10091 23922,9969 23934,9773 23946,9723 23957,9565 23970,9188 23982,8548 23994,8207 24019,6729 24031,6120 24055,3037 24068,1710 24079,1338 24091,1450 24106,2128 24127,3546 24151,3986 24162,4038 24174,4169 24187,4490 24201,4400 24214,4525 24227,4817 24239,4950 24250,4987 24262,4043 24274,3479 24287,3317 24312,3251 24323,3242 24335,3051 24359,2263 24372,2441 24384,3438 24397,4010 24408,4264 24420,4611 24432,4606 24444,4679 24456,4780 24468,4734 24479,4776 24491,4902 24503,4874 24515,4691 24527,4848 24561,5069 24575,5031 24590,4879 24598,4317 24608,4365 24620,4550 24632,5437 24644,5947 24657,6287 24668,6377 24683,6410 24717,7274 24729,7809 24753,8404 24764,8203 24776,8263 24788,8596 24813,9475 24850,10118 24863,10607 24875,11213 25475,11213 25487,11043 25500,11017 25513,11039 25525,11001 25535,10876 25560,10949 25573,10827 25584,10823 25597,10899 25608,10801 25620,10801 25632,10815 25644,10804 25656,10782 25668,10799 25680,10854 25691,10804 25703,10805 25715,10799 25730,10781 25739,10791 25751,10778 25786,10773 25798,10796 25810,10781 25833,10774 25869,10773 25881,10808 25891,10788 25903,10777 25928,10773 25939,10796 25952,10781 25963,10775 25975,10792 25986,10780 26010,10774 26033,10773 26045,10796 26057,10781 26081,10774 26129,10773 26141,10792 26165,10775 26176,10787 26200,10774 26246,10773 26257,10896 26269,10530 26281,10381 26293,10311 26315,9845 26328,9744 26339,9586 26351,9272 26362,8778 26374,8455 26387,7882 26398,6964 26411,6315 26444,2465 26456,1497 26468,1661 26479,1630 26494,2000 26502,3372 26526,4665 26547,5479 26561,5636 26571,5679 26595,5708 26607,5710 26631,5183 26643,4132 26655,3498 26667,3080 26679,2372 26690,2197 26702,1449 26715,2637 26727,3072 26751,3320 26763,3775 26774,3843 26786,4416 26798,4535 26810,4799 26822,4829 26845,4966 26856,4992 26869,4956 26881,4991 26893,5249 26904,5297 26916,5099 26928,5128 26940,5597 26953,5674 26964,5698 26975,5442 26987,4632 26999,5037 27023,6096 27035,6316 27046,6385 27070,6928 27082,7008 27106,8122 27117,8577 27129,8749 27141,8687 27166,9439 27191,9743 27203,9946 27242,11213 27768,11213 27781,11066 27793,11213 27805,11001 27819,11039 27829,11048 27841,11013 27854,11045 27878,10933 27891,10942 27902,10885 27927,10878 27939,10914 27951,10864 27964,10867 27974,10846 27986,10801 27999,10799 28011,10787 28024,10799 28035,10799 28047,10829 28058,10806 28073,10815 28083,10855 28095,10788 28107,10778 28130,10774 28143,10802 28155,10782 28179,10774 28310,10773 28394,10773 28407,10789 28420,10778 28444,10774 28468,10773 28480,10785 28492,10848 28504,10785 28515,10777 28527,10864 28540,10789 28552,10778 28564,10774 28587,10823 28600,10791 28612,10778 28643,10773 28657,10632 28671,10248 28684,10126 28710,9819 28721,9723 28733,9573 28744,9204 28756,8660 28767,8496 28779,7910 28801,6492 28814,6033 28836,3031 28848,2348 28860,2091 28871,2366 28883,2958 28895,3207 28906,3748 28918,3909 28929,4003 28940,4047 28952,4362 28962,5026 28975,5413 28986,5614 28997,5679 29009,5702 29022,5409 29033,5008 29056,3672 29068,3312 29080,3162 29104,1915 29115,2083 29128,2791 29141,2943 29155,3713 29165,3668 29177,4327 29188,4658 29211,4880 29223,4915 29235,4974 29247,4995 29259,5002 29270,5252 29282,5102 29296,5173 29307,5031 29319,4974 29342,5569 29353,5681 29365,5532 29377,4879 29389,4562 29400,4897 29423,6172 29435,6328 29447,6392 29493,7326 29517,7960 29527,8589 29539,8601 29551,8547 29576,9430 29611,9959 29635,10760 29648,11213 30414,11213 30425,11005 30436,11213 30449,11001 30463,11213 30472,11000 30483,11053 30495,10993 30507,11213 30519,11042 30531,11046 30554,11021 30566,11050 30578,10954 30590,10906 30602,10972 30616,10854 30638,11025 30649,10900 30662,10903 30673,10942 30685,10867 30696,10846 30708,10890 30720,10874 30732,10827 30744,10949 30755,10889 30768,10931 30780,10902 30792,10979 30804,10871 30816,10827 30828,10837 30839,10868 30864,10787 30875,10801 30888,10798 30900,10781 30912,10855 30922,10784 30934,10777 30946,10804 30958,10780 30981,10774 30994,10773 31006,10789 31017,10778 31031,10774 31040,10673 31052,10346 31076,9942 31088,9780 31100,9681 31111,9540 31124,9167 31159,7454 31183,6315 31195,4992 31219,1769 31233,1728 31243,1164 31253,1565 31277,3832 31290,4135 31301,4557 31324,4835 31336,5323 31350,5577 31360,5668 31372,5661 31384,5695 31396,5525 31420,4396 31432,4215 31444,3636 31456,3351 31480,1969 31493,1896 31504,2045 31516,2923 31528,3107 31539,3368 31551,4156 31563,4282 31575,4721 31587,4911 31599,4845 31610,4960 31622,4786 31633,4782 31645,5089 31657,4949 31667,5003 31679,5012 31690,4974 31703,5006 31714,5405 31725,5573 31737,5479 31749,4644 31760,4257 31772,4771 31795,6047 31807,6301 31818,6379 31830,6407 31842,6869 31853,6991 31865,7162 31876,7566 31888,8401 31900,8650 31913,8534 31923,8514 31935,9171 31959,9631 31971,9770 31981,9963 32017,11213 32688,11213 32700,11059 32714,10959 32726,11045 32750,10980 32762,11036 32774,11000 32786,10892 32798,10990 32810,11020 32832,10965 32844,10895 32856,10955 32868,10855 32879,10843 32891,10841 32903,10823 32915,10882 32927,10796 32939,10780 32949,10804 32961,10811 32973,10808 32985,10785 32997,10777 33008,10848 33020,10785 33032,10777 33044,10774 33056,10796 33068,10781 33092,10774 33141,10773 33153,10789 33165,10778 33201,10773 33226,10773 33238,10791 33262,10775 33286,10773 33298,10784 33321,10774 33405,10773 33429,10289 33440,10230 33453,10095 33475,9770 33489,9611 33534,7847 33569,5166 33591,2037 33615,1783 33640,2690 33661,4605 33673,4877 33686,5351 33697,5578 33709,5684 33720,5703 33732,5942 33744,6067 33756,6257 33768,6201 33781,5006 33792,4413 33804,3219 33815,3281 33840,1007 33854,885 33864,1665 33876,2843 33901,3177 33914,3230 33937,3239 33948,3528 33960,3294 33972,3574 33996,4751 34019,4935 34031,4991 34043,5001 34066,5811 34077,5716 34089,5785 34101,5733 34112,5716 34124,5712 34147,4529 34158,5183 34183,6213 34206,6490 34217,6876 34230,6995 34241,7165 34276,8681 34288,8669 34300,8887 34326,9565 34354,9855 34373,10517 34386,11213 34801,11213 34824,10825 34838,10805 34848,10717 34862,10697 34872,10613 34885,10575 34897,10566 34909,10585 34922,10538 34935,10540 34946,10585 34958,10531 34985,10590 34997,10544 35011,10540 35023,10526 35036,10558 35048,10573 35061,10571 35074,10550 35087,10618 35099,10607 35111,10564 35124,10617 35137,10551 35147,10641 35160,10559 35171,10614 35184,10585 35195,10651 35207,10670 35218,10578 35231,10634 35243,10632 35255,10687 35267,10679 35292,10618 35304,10686 35316,10693 35329,10666 35341,10683 35353,10681 35365,10711 35378,10632 35389,10693 35402,10726 35414,10631 35426,10711 35439,10700 35451,10679 35463,10726 35474,10739 35486,10679 35498,10693 35510,10635 35523,10719 35535,10708 35547,10663 35559,10666 35572,10733 35584,10649 35597,10712 35622,10750 35636,10757 35649,10740 35661,10760">
          <text:p/>
        </draw:polyline>
        <draw:line draw:style-name="gr6" draw:text-style-name="P1" draw:layer="layout" svg:x1="2.76cm" svg:y1="12.586cm" svg:x2="40.768cm" svg:y2="12.61cm">
          <text:p/>
        </draw:line>
        <draw:frame draw:style-name="gr7" draw:text-style-name="P4" draw:layer="layout" svg:width="6.056cm" svg:height="1.644cm" draw:transform="rotate (1.5707963267949) translate (0.508cm 9.645cm)">
          <draw:text-box draw:corner-radius="0.175cm">
            <text:p text:style-name="P3"><text:span text:style-name="T1">Force(N)</text:span></text:p>
          </draw:text-box>
        </draw:frame>
        <draw:line draw:style-name="gr1" draw:text-style-name="P1" draw:layer="layout" svg:x1="4.543cm" svg:y1="27.386cm" svg:x2="4.543cm" svg:y2="15.054cm">
          <text:p/>
        </draw:line>
        <draw:polygon draw:style-name="gr2" draw:text-style-name="P2" draw:layer="layout" svg:width="0cm" svg:height="0.172cm" svg:x="4.543cm" svg:y="27.386cm" svg:viewBox="0 0 0 173" draw:points="0,0 0,173">
          <text:p/>
        </draw:polygon>
        <draw:line draw:style-name="gr3" draw:text-style-name="P1" draw:layer="layout" svg:x1="4.543cm" svg:y1="27.386cm" svg:x2="4.543cm" svg:y2="27.559cm">
          <text:p/>
        </draw:line>
        <draw:line draw:style-name="gr1" draw:text-style-name="P1" draw:layer="layout" svg:x1="11.756cm" svg:y1="27.386cm" svg:x2="11.756cm" svg:y2="15.054cm">
          <text:p/>
        </draw:line>
        <draw:polygon draw:style-name="gr2" draw:text-style-name="P2" draw:layer="layout" svg:width="0cm" svg:height="0.172cm" svg:x="11.756cm" svg:y="27.386cm" svg:viewBox="0 0 0 173" draw:points="0,0 0,173">
          <text:p/>
        </draw:polygon>
        <draw:line draw:style-name="gr3" draw:text-style-name="P1" draw:layer="layout" svg:x1="11.756cm" svg:y1="27.386cm" svg:x2="11.756cm" svg:y2="27.559cm">
          <text:p/>
        </draw:line>
        <draw:line draw:style-name="gr1" draw:text-style-name="P1" draw:layer="layout" svg:x1="18.971cm" svg:y1="27.386cm" svg:x2="18.971cm" svg:y2="15.054cm">
          <text:p/>
        </draw:line>
        <draw:polygon draw:style-name="gr2" draw:text-style-name="P2" draw:layer="layout" svg:width="0cm" svg:height="0.172cm" svg:x="18.971cm" svg:y="27.386cm" svg:viewBox="0 0 0 173" draw:points="0,0 0,173">
          <text:p/>
        </draw:polygon>
        <draw:line draw:style-name="gr3" draw:text-style-name="P1" draw:layer="layout" svg:x1="18.971cm" svg:y1="27.386cm" svg:x2="18.971cm" svg:y2="27.559cm">
          <text:p/>
        </draw:line>
        <draw:line draw:style-name="gr1" draw:text-style-name="P1" draw:layer="layout" svg:x1="26.185cm" svg:y1="27.386cm" svg:x2="26.185cm" svg:y2="15.054cm">
          <text:p/>
        </draw:line>
        <draw:polygon draw:style-name="gr2" draw:text-style-name="P2" draw:layer="layout" svg:width="0cm" svg:height="0.172cm" svg:x="26.185cm" svg:y="27.386cm" svg:viewBox="0 0 0 173" draw:points="0,0 0,173">
          <text:p/>
        </draw:polygon>
        <draw:line draw:style-name="gr3" draw:text-style-name="P1" draw:layer="layout" svg:x1="26.185cm" svg:y1="27.386cm" svg:x2="26.185cm" svg:y2="27.559cm">
          <text:p/>
        </draw:line>
        <draw:line draw:style-name="gr1" draw:text-style-name="P1" draw:layer="layout" svg:x1="33.4cm" svg:y1="27.386cm" svg:x2="33.4cm" svg:y2="15.054cm">
          <text:p/>
        </draw:line>
        <draw:polygon draw:style-name="gr2" draw:text-style-name="P2" draw:layer="layout" svg:width="0cm" svg:height="0.172cm" svg:x="33.4cm" svg:y="27.386cm" svg:viewBox="0 0 0 173" draw:points="0,0 0,173">
          <text:p/>
        </draw:polygon>
        <draw:line draw:style-name="gr3" draw:text-style-name="P1" draw:layer="layout" svg:x1="33.4cm" svg:y1="27.386cm" svg:x2="33.4cm" svg:y2="27.559cm">
          <text:p/>
        </draw:line>
        <draw:line draw:style-name="gr1" draw:text-style-name="P1" draw:layer="layout" svg:x1="40.614cm" svg:y1="27.386cm" svg:x2="40.614cm" svg:y2="15.054cm">
          <text:p/>
        </draw:line>
        <draw:polygon draw:style-name="gr2" draw:text-style-name="P2" draw:layer="layout" svg:width="0cm" svg:height="0.172cm" svg:x="40.614cm" svg:y="27.386cm" svg:viewBox="0 0 0 173" draw:points="0,0 0,173">
          <text:p/>
        </draw:polygon>
        <draw:line draw:style-name="gr3" draw:text-style-name="P1" draw:layer="layout" svg:x1="40.614cm" svg:y1="27.386cm" svg:x2="40.614cm" svg:y2="27.559cm">
          <text:p/>
        </draw:line>
        <draw:polygon draw:style-name="gr2" draw:text-style-name="P2" draw:layer="layout" svg:width="0.132cm" svg:height="0cm" svg:x="2.626cm" svg:y="25.728cm" svg:viewBox="0 0 133 0" draw:points="133,0 0,0">
          <text:p/>
        </draw:polygon>
        <draw:line draw:style-name="gr3" draw:text-style-name="P1" draw:layer="layout" svg:x1="2.759cm" svg:y1="25.728cm" svg:x2="2.626cm" svg:y2="25.728cm">
          <text:p/>
        </draw:line>
        <draw:frame draw:style-name="gr8" draw:text-style-name="P4" draw:layer="layout" svg:width="5.328cm" svg:height="1.644cm" svg:x="19.939cm" svg:y="28.194cm">
          <draw:text-box>
            <text:p text:style-name="P3"><text:span text:style-name="T1">T</text:span><text:span text:style-name="T1">i</text:span><text:span text:style-name="T1">m</text:span><text:span text:style-name="T1">e</text:span><text:span text:style-name="T1">(</text:span><text:span text:style-name="T1">s</text:span><text:span text:style-name="T1">)</text:span></text:p>
          </draw:text-box>
        </draw:frame>
        <draw:polygon draw:style-name="gr2" draw:text-style-name="P2" draw:layer="layout" svg:width="0.132cm" svg:height="0cm" svg:x="2.626cm" svg:y="23.902cm" svg:viewBox="0 0 133 0" draw:points="133,0 0,0">
          <text:p/>
        </draw:polygon>
        <draw:line draw:style-name="gr3" draw:text-style-name="P1" draw:layer="layout" svg:x1="2.759cm" svg:y1="23.902cm" svg:x2="2.626cm" svg:y2="23.902cm">
          <text:p/>
        </draw:line>
        <draw:polygon draw:style-name="gr2" draw:text-style-name="P2" draw:layer="layout" svg:width="0.132cm" svg:height="0cm" svg:x="2.626cm" svg:y="22.076cm" svg:viewBox="0 0 133 0" draw:points="133,0 0,0">
          <text:p/>
        </draw:polygon>
        <draw:line draw:style-name="gr3" draw:text-style-name="P1" draw:layer="layout" svg:x1="2.759cm" svg:y1="22.076cm" svg:x2="2.626cm" svg:y2="22.076cm">
          <text:p/>
        </draw:line>
        <draw:polygon draw:style-name="gr2" draw:text-style-name="P2" draw:layer="layout" svg:width="0.132cm" svg:height="0cm" svg:x="2.626cm" svg:y="20.25cm" svg:viewBox="0 0 133 0" draw:points="133,0 0,0">
          <text:p/>
        </draw:polygon>
        <draw:line draw:style-name="gr3" draw:text-style-name="P1" draw:layer="layout" svg:x1="2.759cm" svg:y1="20.25cm" svg:x2="2.626cm" svg:y2="20.25cm">
          <text:p/>
        </draw:line>
        <draw:polygon draw:style-name="gr2" draw:text-style-name="P2" draw:layer="layout" svg:width="0.132cm" svg:height="0cm" svg:x="2.626cm" svg:y="18.423cm" svg:viewBox="0 0 133 0" draw:points="133,0 0,0">
          <text:p/>
        </draw:polygon>
        <draw:line draw:style-name="gr3" draw:text-style-name="P1" draw:layer="layout" svg:x1="2.759cm" svg:y1="18.423cm" svg:x2="2.626cm" svg:y2="18.423cm">
          <text:p/>
        </draw:line>
        <draw:polygon draw:style-name="gr2" draw:text-style-name="P2" draw:layer="layout" svg:width="0.132cm" svg:height="0cm" svg:x="2.626cm" svg:y="16.597cm" svg:viewBox="0 0 133 0" draw:points="133,0 0,0">
          <text:p/>
        </draw:polygon>
        <draw:line draw:style-name="gr3" draw:text-style-name="P1" draw:layer="layout" svg:x1="2.759cm" svg:y1="16.597cm" svg:x2="2.626cm" svg:y2="16.597cm">
          <text:p/>
        </draw:line>
        <draw:polyline draw:style-name="gr9" draw:text-style-name="P1" draw:layer="layout" svg:width="35.66cm" svg:height="11.212cm" svg:x="4.543cm" svg:y="15.614cm" svg:viewBox="0 0 35661 11213" draw:points="0,3535 44,3536 68,3543 91,3543 103,3678 126,3678 137,4092 147,4092 160,4852 182,4852 191,5719 214,5719 225,6753 247,6753 259,8325 282,8325 293,9850 304,10078 326,10078 338,10474 360,10474 371,10398 383,10398 394,10031 416,10031 427,9813 439,9788 462,9788 474,9962 498,9962 509,10449 532,10449 543,10938 555,10938 567,11186 589,11186 600,11066 623,11066 634,10844 657,10844 669,10662 691,10662 704,10566 715,10558 739,10558 748,10533 759,10533 772,10457 794,10457 815,10143 838,10143 851,9914 872,9914 883,9503 905,9503 917,8904 928,8904 940,8422 961,8161 975,8161 985,7702 1008,7702 1019,6936 1043,6936 1055,5546 1066,5546 1078,4364 1089,3848 1113,3848 1125,3219 1137,3219 1149,2766 1172,2766 1184,2822 1207,2822 1218,3129 1230,3193 1254,3193 1265,3368 1287,3368 1297,3647 1320,3647 1331,3877 1354,3877 1366,3963 1390,3963 1400,4038 1412,4038 1424,4092 1446,4092 1458,4139 1482,4139 1493,4169 1515,4172 1527,4172 1538,4188 1560,4188 1572,4197 1584,4197 1597,4205 1620,4205 1631,4211 1681,4215 1692,4222 1726,4225 1785,4235 1867,4239 1878,4245 1989,4249 2012,4253 2124,4257 2148,4260 2314,4264 2374,4271 2387,4271 2399,4280 2422,4280 2434,4409 2457,4409 2469,4943 2480,5138 2502,5138 2515,6155 2537,6155 2548,7502 2570,7502 2582,9113 2593,9113 2605,10317 2627,10317 2639,10815 2662,10815 2673,10551 2696,10551 2708,10162 2721,10162 2730,10004 2742,9983 2789,9986 2800,10164 2823,10164 2835,10526 2858,10526 2870,10812 2882,10848 2905,10848 2916,10864 2928,10864 2940,10707 2964,10707 2977,10600 3000,10600 3012,10538 3035,10538 3047,10501 3057,10501 3069,10472 3081,10460 3104,10460 3115,10349 3127,10349 3138,10147 3161,10147 3172,9834 3196,9834 3207,9408 3228,9408 3240,8956 3263,8956 3274,8367 3285,8367 3296,7732 3319,7347 3341,7347 3353,6629 3364,6629 3376,5137 3399,5137 3410,3883 3422,3690 3446,3690 3460,3228 3470,3228 3481,2870 3505,2870 3528,3146 3552,3146 3564,3337 3585,3337 3597,3605 3620,3605 3631,3804 3641,3831 3664,3831 3676,3930 3688,3930 3698,3998 3721,3998 3732,4037 3755,4037 3766,4061 3789,4061 3800,4078 3822,4078 3834,4089 3891,4093 3902,4103 3913,4103 3925,4111 3948,4111 3970,4120 3996,4120 4006,4127 4028,4127 4052,4132 4076,4137 4121,4141 4144,4146 4190,4146 4202,4153 4284,4158 4307,4163 4389,4167 4448,4170 4508,4174 4555,4179 4579,4177 4626,4180 4674,4184 4701,4187 4709,4187 4721,4205 4745,4205 4755,4329 4780,4329 4792,4692 4804,4692 4815,5779 4838,5779 4862,7813 4884,7813 4896,9411 4908,9411 4920,10548 4944,10548 4955,10826 4978,10826 4990,10463 5002,10463 5014,10139 5036,10139 5047,9975 5071,9975 5082,9953 5106,9953 5118,10130 5130,10130 5142,10519 5165,10519 5176,10794 5189,10892 5212,10892 5225,10958 5237,10958 5249,10760 5274,10760 5285,10607 5297,10586 5321,10586 5333,10531 5345,10531 5356,10509 5380,10505 5392,10505 5403,10464 5415,10464 5426,10348 5450,10348 5462,10143 5486,10143 5497,9737 5521,9737 5533,9203 5546,9089 5557,9089 5570,8655 5593,8655 5605,8166 5628,8166 5639,7504 5663,7504 5676,6288 5700,6288 5711,4466 5736,4466 5748,3424 5773,3424 5784,2714 5795,2714 5808,2459 5820,2487 5832,2487 5844,2685 5867,2685 5879,2993 5904,2993 5915,3258 5938,3258 5950,3437 5973,3437 5985,3566 6007,3566 6018,3675 6030,3675 6042,3756 6065,3756 6077,3813 6091,3835 6113,3835 6126,3869 6136,3869 6148,3885 6172,3885 6184,3904 6243,3909 6256,3919 6267,3919 6280,3926 6304,3926 6317,3936 6342,3936 6352,3946 6402,3950 6426,3953 6438,3953 6449,3958 6498,3961 6520,3965 6567,3967 6579,3974 6640,3975 6675,3977 6769,3984 6888,3988 7057,3998 7069,3998 7080,4017 7103,4017 7115,4155 7127,4155 7137,4653 7161,4653 7185,5894 7208,5894 7220,6776 7231,6776 7244,8596 7267,8596 7279,9944 7290,10429 7315,10429 7326,10735 7349,10735 7360,10421 7384,10421 7396,10108 7407,10108 7419,9902 7442,9902 7454,9910 7475,9910 7499,10432 7521,10432 7533,10813 7557,10813 7569,11050 7581,11050 7593,11021 7618,11021 7630,10823 7653,10823 7664,10649 7678,10649 7707,10543 7770,10461 7800,10356 7834,10167 7989,9082 8020,9039 8052,8907 8076,8736 8097,8500 8115,8500 8131,8178 8146,8089 8160,8089 8175,7690 8185,7690 8197,7117 8220,7117 8232,6332 8256,6332 8268,5483 8278,5483 8291,4641 8315,4641 8327,3604 8351,3604 8363,2345 8375,2345 8387,1017 8411,1017 8423,323 8434,114 8458,114 8470,0 8482,0 8495,240 8506,279 8518,279 8530,428 8554,428 8566,523 8590,523 8601,577 8625,577 8637,596 8648,596 8660,619 8684,619 8696,645 8708,652 8720,652 8732,682 8755,682 8768,748 8779,748 8793,877 8816,877 8828,993 8842,1048 8863,1048 8875,1118 8887,1118 8900,1181 8924,1181 8937,1201 8961,1206 8997,1212 9020,1215 9067,1219 9104,1225 9164,1226 9188,1230 9257,1234 9409,1247 9633,1253 9694,1260 9706,1365 9730,1365 9742,1760 9766,1760 9776,2624 9788,2624 9800,4212 9824,4212 9836,6915 9858,6915 9869,9641 9883,10059 9903,10059 9914,11069 9926,11069 9939,10830 9960,10830 9971,10265 9995,10265 10009,9938 10029,9938 10042,9782 10052,9782 10065,9802 10089,9802 10101,10120 10123,10120 10134,10565 10145,10627 10169,10627 10180,10766 10192,10766 10203,10785 10228,10785 10238,10663 10262,10663 10273,10491 10284,10465 10309,10465 10320,10407 10330,10407 10343,10377 10366,10377 10388,10349 10412,10349 10424,10255 10446,10255 10458,10057 10469,10057 10484,9750 10515,9750 10528,9394 10538,9394 10550,8967 10572,8967 10584,8419 10597,8277 10619,8277 10630,7549 10655,7549 10667,6191 10680,6191 10692,5210 10714,5210 10727,3589 10752,3589 10764,2369 10788,2369 10800,2052 10814,2052 10828,2230 10851,2230 10862,2515 10874,2567 10897,2567 10908,2721 10921,2721 10930,2891 10954,2891 10966,3079 10988,3079 11000,3226 11012,3243 11025,3243 11037,3316 11061,3316 11071,3382 11094,3382 11106,3438 11116,3455 11139,3455 11151,3507 11175,3507 11185,3535 11208,3535 11220,3545 11266,3546 11289,3552 11301,3552 11325,3557 11384,3563 11407,3567 11580,3581 11661,3585 11684,3588 11835,3594 12014,3606 12024,3618 12048,3618 12061,3853 12083,3853 12095,4383 12118,4383 12132,5131 12141,5131 12153,6273 12176,6273 12188,7462 12200,8098 12221,8098 12233,9338 12255,9338 12266,10248 12280,10248 12292,10482 12313,10482 12325,10219 12348,10219 12360,9952 12371,9952 12384,9761 12408,9761 12421,9895 12432,10088 12456,10088 12468,10607 12493,10607 12505,11020 12517,11020 12528,11167 12553,11167 12564,10975 12589,10975 12601,10777 12612,10777 12623,10631 12646,10631 12658,10578 12668,10561 12692,10561 12703,10544 12725,10544 12737,10495 12760,10495 12771,10276 12783,10219 12795,10219 12806,10005 12830,10005 12842,9505 12865,9505 12876,8938 12889,8830 12899,8830 12911,8479 12934,8479 12945,7943 12967,7943 12981,7229 13003,7229 13015,5896 13026,5896 13038,4623 13049,4051 13073,4051 13084,3110 13107,3110 13119,2515 13143,2515 13155,2382 13166,2382 13179,2644 13203,2644 13215,2881 13237,2881 13249,3208 13272,3208 13282,3455 13294,3496 13306,3496 13317,3637 13338,3637 13350,3752 13373,3752 13383,3838 13406,3838 13418,3892 13441,3892 13452,3929 13476,3929 13490,3949 13511,3949 13522,3970 13545,3970 13558,3979 13580,3979 13592,3988 13615,3988 13626,3996 13638,3996 13649,4007 13673,4007 13696,4017 13709,4017 13721,4024 13804,4029 13828,4034 13875,4036 13899,4041 13923,4044 14016,4050 14073,4055 14167,4061 14297,4065 14345,4069 14358,4069 14370,4078 14393,4078 14405,4170 14428,4170 14442,4563 14451,4563 14462,5203 14476,5656 14499,5656 14518,6788 14541,6788 14552,8305 14565,8305 14575,9743 14598,9743 14609,10607 14632,10607 14645,10651 14667,10651 14679,10214 14690,10214 14702,9951 14726,9872 14737,9872 14749,9854 14773,9854 14785,10063 14796,10063 14808,10579 14832,10579 14845,10931 14856,11056 14914,11062 14926,10858 14937,10858 14948,10711 14973,10711 14985,10607 15008,10607 15020,10551 15031,10551 15044,10522 15066,10522 15077,10457 15101,10457 15112,10210 15123,10137 15147,10137 15159,9812 15183,9812 15193,9387 15205,9387 15217,8931 15241,8931 15254,8446 15276,8446 15288,7781 15311,7781 15323,6786 15334,6515 15347,6515 15358,5644 15384,5644 15394,4281 15419,4281 15431,3305 15444,3107 15456,3107 15468,2508 15491,2508 15503,2006 15527,2006 15539,2220 15550,2293 15574,2293 15586,2522 15598,2522 15611,2734 15621,2772 15633,2772 15645,2899 15670,2899 15682,3062 15704,3062 15716,3225 15728,3253 15753,3253 15764,3351 15776,3351 15790,3444 15813,3444 15826,3508 15836,3529 15860,3529 15872,3547 15894,3547 15906,3561 15918,3561 15930,3571 15990,3577 16002,3584 16053,3587 16076,3594 16160,3598 16184,3602 16233,3605 16738,3627 16749,3723 16775,3723 16786,4215 16798,4362 16820,4362 16832,5092 16844,5092 16855,6047 16878,6047 16889,7190 16912,7190 16925,8448 16947,8448 16958,9746 16981,9746 16991,10471 17014,10471 17026,10233 17037,10169 17048,10169 17060,9970 17083,9970 17094,9787 17120,9787 17130,9910 17154,9910 17166,10564 17189,10564 17201,11021 17225,11021 17238,11196 17259,11196 17271,10972 17295,10972 17305,10782 17329,10782 17340,10628 17352,10628 17363,10566 17375,10550 17398,10550 17411,10522 17432,10522 17443,10436 17467,10436 17479,10255 17490,10255 17502,10003 17525,10003 17537,9548 17559,9548 17571,9075 17582,8816 17605,8816 17617,8300 17640,8300 17652,7726 17675,7726 17686,6983 17710,6983 17725,5682 17737,5682 17746,4563 17760,4083 17782,4083 17794,3268 17805,3268 17821,2466 17841,2466 17853,1864 17876,1864 17889,1751 17913,1751 17925,2077 17937,2139 17960,2139 17971,2302 17983,2302 17995,2486 18017,2486 18028,2683 18052,2683 18064,2846 18074,2874 18097,2874 18109,2960 18131,2960 18143,3128 18155,3128 18167,3232 18178,3277 18200,3277 18212,3331 18236,3331 18245,3368 18268,3368 18280,3383 18294,3383 18314,3397 18374,3400 18385,3413 18408,3413 18420,3423 18455,3427 18846,3465 18963,3469 19012,3476 19035,3473 19046,3473 19058,3488 19070,3488 19083,3675 19107,3675 19119,4158 19142,4158 19153,4944 19165,4944 19177,6100 19202,6100 19212,7259 19224,7887 19248,7887 19259,8885 19283,8885 19294,10153 19307,10153 19319,10383 19330,10279 19355,10279 19366,10014 19388,10014 19400,9796 19413,9796 19424,9725 19448,9725 19459,9902 19485,9902 19496,10513 19520,10513 19531,11064 19543,11132 19569,11132 19581,11139 19593,11139 19605,10879 19632,10879 19644,10649 19669,10649 19682,10523 19694,10513 19707,10513 19719,10487 19743,10487 19755,10461 19768,10461 19792,10285 19816,10285 19827,10112 19853,10112 19865,9709 19878,9709 19891,9195 19905,9085 19916,9085 19930,8663 19954,8663 19967,8266 19981,8266 19994,7778 20019,7778 20032,7121 20046,7121 20060,5886 20086,5886 20099,4449 20112,4201 20126,4201 20139,3324 20166,3324 20180,2856 20193,2856 20205,2810 20229,2810 20242,3063 20254,3063 20266,3303 20291,3303 20307,3556 20314,3556 20326,3755 20351,3755 20362,3919 20385,3919 20397,4045 20421,4045 20433,4097 20456,4097 20468,4155 20492,4155 20504,4194 20562,4198 20597,4211 20655,4216 20680,4223 20705,4223 20717,4231 20766,4232 20790,4238 20876,4243 20922,4246 20980,4250 21003,4253 21037,4256 21061,4260 21209,4266 21245,4267 21455,4274 21491,4281 21504,4329 21527,4329 21537,4570 21560,4570 21572,5144 21594,5144 21606,6140 21629,6140 21640,7793 21663,7793 21675,9646 21686,9955 21697,9955 21710,10590 21732,10590 21743,10653 21766,10653 21777,10300 21791,10160 21812,10160 21825,10015 21848,10015 21859,9977 21870,9977 21883,10179 21906,10336 21930,10336 21940,10665 21951,10665 21963,10886 21987,10886 21998,10919 22023,10919 22033,10714 22047,10680 22060,10680 22068,10606 22092,10606 22104,10533 22126,10533 22138,10478 22163,10478 22172,10359 22195,10359 22207,10220 22231,10220 22242,9897 22253,9897 22265,9524 22288,9315 22300,9315 22311,8991 22335,8991 22347,8437 22372,8437 22383,7590 22408,7590 22420,6713 22445,6713 22458,5557 22469,5557 22482,4324 22508,4324 22520,3413 22544,3413 22556,2807 22567,2807 22579,2786 22591,2929 22616,2929 22629,3115 22640,3115 22656,3425 22679,3425 22690,3675 22702,3717 22715,3717 22727,3853 22750,3853 22762,3950 22785,3950 22796,4003 22820,4003 22832,4036 22844,4036 22854,4054 22878,4054 22889,4068 22914,4068 22924,4076 22960,4082 22982,4086 22993,4086 23041,4103 23101,4108 23134,4117 23205,4123 23229,4127 23334,4131 23357,4135 23472,4141 23494,4142 23681,4148 23814,4153 23826,4165 23850,4165 23862,4277 23874,4330 23886,4330 23898,4733 23922,4733 23934,5543 23957,5543 23970,6702 23994,6702 24006,8231 24019,8231 24031,10057 24055,10057 24068,10766 24079,10749 24091,10749 24106,10499 24127,10499 24140,10106 24162,10106 24174,9913 24187,9899 24201,9899 24214,9962 24239,9962 24250,10214 24274,10214 24287,10637 24300,10637 24312,10875 24323,10910 24348,10910 24359,10940 24372,10940 24384,10774 24408,10774 24420,10616 24444,10616 24456,10524 24479,10524 24491,10491 24515,10491 24527,10453 24549,10453 24561,10349 24575,10349 24590,10105 24608,10105 24620,9819 24632,9631 24657,9631 24668,9230 24693,9230 24707,8814 24717,8814 24729,8378 24753,8378 24764,7876 24788,7876 24801,6949 24813,6949 24826,5839 24839,5246 24863,5246 24875,4400 24887,4400 24900,3329 24924,3329 24935,2537 24947,2422 24972,2422 24984,2306 24996,2306 25007,2587 25031,2587 25043,2877 25066,2877 25077,3077 25088,3159 25112,3159 25124,3268 25147,3268 25158,3423 25170,3423 25182,3531 25193,3571 25216,3571 25227,3630 25249,3630 25261,3675 25285,3675 25296,3714 25319,3714 25331,3735 25355,3735 25367,3747 25390,3747 25402,3758 25415,3758 25440,3763 25452,3763 25463,3772 25525,3776 25535,3783 25584,3787 25608,3796 25668,3798 25691,3803 25730,3805 25774,3810 25810,3814 25857,3815 26010,3821 26033,3825 26176,3829 26200,3834 26212,3834 26223,3888 26246,3888 26257,4252 26281,4252 26293,4922 26303,5114 26315,5114 26328,5743 26351,5743 26362,7300 26387,7300 26398,9098 26411,9468 26422,9468 26433,10303 26456,10303 26468,10691 26494,10691 26502,10289 26515,10219 26537,10219 26547,9996 26561,9996 26571,9820 26595,9820 26618,10228 26643,10228 26655,10715 26667,10715 26679,11099 26702,11099 26715,11125 26739,11125 26751,10897 26763,10897 26774,10740 26798,10740 26810,10627 26832,10627 26845,10557 26856,10557 26881,10499 26904,10499 26916,10360 26940,10360 26953,10127 26964,10127 26975,9855 26999,9855 27011,9514 27035,9514 27046,9059 27058,9059 27070,8566 27094,8566 27106,8054 27129,8054 27141,7461 27154,7461 27166,6323 27191,6323 27203,4817 27215,4507 27242,4507 27254,3496 27265,3496 27277,2753 27301,2753 27313,2400 27340,2400 27351,2554 27374,2554 27386,2895 27400,2895 27411,3202 27435,3202 27446,3399 27458,3487 27482,3487 27494,3612 27506,3612 27517,3705 27542,3705 27553,3773 27578,3773 27591,3825 27601,3825 27613,3864 27637,3864 27649,3887 27672,3887 27684,3895 27695,3895 27708,3905 27733,3905 27743,3916 27951,3949 28073,3960 28095,3963 28143,3967 28166,3970 28214,3974 28432,3991 28564,3992 28587,3996 28600,4010 28612,4010 28627,4118 28657,4118 28671,4418 28684,4418 28697,5017 28721,5017 28733,5959 28744,5959 28756,7496 28779,7496 28790,8930 28801,9585 28825,9585 28836,10412 28860,10412 28871,10492 28883,10492 28895,10184 28918,10184 28929,9931 28952,9931 28962,9781 28986,9781 28997,9858 29009,9858 29022,10202 29045,10202 29056,10645 29080,10645 29093,11018 29104,11018 29115,11049 29141,10954 29155,10954 29165,10802 29188,10802 29199,10659 29211,10659 29223,10564 29247,10564 29259,10516 29282,10516 29296,10440 29307,10411 29331,10411 29342,10223 29365,10223 29377,9975 29389,9975 29400,9638 29423,9638 29435,9232 29459,9232 29469,8819 29493,8819 29505,8265 29517,8265 29539,7422 29564,7422 29576,6517 29599,6517 29611,5336 29623,5336 29635,4225 29659,4225 29671,3432 29694,3432 29706,2898 29718,2898 29732,2668 29754,2668 29766,2947 29778,3000 29802,3000 29813,3202 29825,3202 29836,3466 29860,3466 29874,3671 29884,3706 29908,3706 29920,3790 29932,3790 29944,3873 29967,3873 29980,3925 30003,3925 30016,3971 30030,3971 30039,3993 30063,3999 30075,3999 30087,4010 30110,4010 30146,4024 30170,4024 30182,4031 30207,4031 30220,4043 30243,4043 30256,4051 30305,4054 30329,4057 30377,4059 30414,4066 30436,4066 30449,4073 30566,4076 30590,4080 30662,4082 30685,4086 30804,4089 30828,4093 30946,4097 30969,4100 30981,4100 30994,4108 31017,4108 31031,4216 31040,4216 31052,4550 31076,4550 31088,5315 31111,5315 31124,6795 31138,6795 31148,8333 31159,8712 31183,8712 31195,10101 31219,10101 31233,10703 31243,10703 31253,10565 31277,10565 31290,10221 31313,10221 31324,9935 31336,9935 31350,9892 31360,9955 31384,9955 31396,10165 31420,10165 31432,10638 31444,10638 31456,10979 31468,11074 31493,11074 31504,11039 31528,11039 31539,10832 31563,10832 31575,10666 31599,10666 31610,10568 31622,10557 31633,10557 31645,10520 31667,10520 31679,10458 31703,10458 31714,10279 31737,10279 31749,10024 31772,10024 31784,9627 31795,9627 31807,9210 31830,8959 31842,8959 31853,8608 31876,8608 31888,8119 31900,8119 31913,7354 31935,7354 31947,6156 31959,5846 31981,5846 31993,4626 32017,4626 32028,3664 32040,3664 32051,2929 32063,2793 32074,2793 32087,2459 32110,2459 32121,2392 32146,2392 32159,2741 32171,2810 32195,2810 32207,3045 32219,3045 32230,3230 32254,3230 32266,3411 32289,3411 32300,3540 32312,3560 32335,3560 32347,3633 32359,3633 32370,3688 32394,3688 32406,3723 32420,3723 32431,3747 32455,3747 32466,3761 32490,3761 32502,3769 32526,3769 32537,3784 32550,3784 32563,3796 32588,3796 32601,3810 32844,3843 32879,3848 32903,3852 32997,3857 33044,3866 33092,3867 33116,3871 33189,3874 33213,3880 33347,3887 33358,3909 33370,3965 33393,3965 33405,4222 33429,4222 33440,4705 33464,4705 33475,5504 33489,5504 33499,6616 33521,6616 33534,8401 33557,8401 33569,10133 33581,10370 33591,10370 33604,10711 33627,10711 33640,10506 33661,10506 33673,10182 33697,10182 33709,9895 33720,9895 33732,9911 33744,10053 33768,10053 33781,10398 33804,10398 33815,10976 33828,10976 33840,11213 33854,11171 33876,11171 33892,10945 33914,10945 33926,10742 33937,10742 33948,10658 33972,10658 33984,10571 34008,10571 34019,10526 34031,10510 34055,10510 34066,10401 34089,10401 34101,10195 34112,10195 34124,9927 34147,9927 34158,9592 34183,9592 34195,9043 34217,9043 34230,8418 34241,8301 34254,8301 34265,7762 34288,7762 34300,7065 34326,7065 34338,6113 34354,6113 34362,4895 34386,4895 34398,3613 34422,3613 34433,2981 34445,2941 34457,2941 34469,2999 34494,2999 34505,3285 34529,3285 34542,3581 34554,3630 34568,3630 34580,3782 34603,3782 34616,3988 34628,3988 34640,4138 34664,4138 34676,4226 34689,4253 34702,4253 34714,4285 34738,4285 34750,4326 34774,4326 34787,4360 34801,4360 34811,4376 34838,4381 34872,4385 34897,4390 34909,4390 34922,4397 34946,4397 34958,4403 35023,4406 35048,4410 35147,4417 35195,4420 35255,4421 35280,4424 35378,4427 35498,4430 35523,4432 35661,4434">
          <text:p/>
        </draw:polyline>
        <draw:line draw:style-name="gr10" draw:text-style-name="P1" draw:layer="layout" svg:x1="4.543cm" svg:y1="18.423cm" svg:x2="40.203cm" svg:y2="18.423cm">
          <text:p/>
        </draw:line>
        <draw:line draw:style-name="gr6" draw:text-style-name="P1" draw:layer="layout" svg:x1="2.76cm" svg:y1="27.386cm" svg:x2="40.768cm" svg:y2="27.315cm">
          <text:p/>
        </draw:line>
        <draw:frame draw:style-name="gr11" draw:text-style-name="P4" draw:layer="layout" svg:width="10.01cm" svg:height="1.644cm" draw:transform="rotate (1.5707963267949) translate (0.007cm 25.069cm)">
          <draw:text-box>
            <text:p text:style-name="P3"><text:span text:style-name="T1">D</text:span><text:span text:style-name="T1">i</text:span><text:span text:style-name="T1">s</text:span><text:span text:style-name="T1">t</text:span><text:span text:style-name="T1">a</text:span><text:span text:style-name="T1">n</text:span><text:span text:style-name="T1">c</text:span><text:span text:style-name="T1">e</text:span><text:span text:style-name="T1">(</text:span><text:span text:style-name="T1">m</text:span><text:span text:style-name="T1">m</text:span><text:span text:style-name="T1">)</text:span></text:p>
          </draw:text-box>
        </draw:frame>
        <draw:frame draw:style-name="gr12" draw:text-style-name="P9" draw:layer="layout" svg:width="1.505cm" svg:height="12.942cm" svg:x="1.888cm" svg:y="0.063cm">
          <draw:text-box>
            <text:p text:style-name="P5"><text:span text:style-name="T2">8</text:span></text:p>
            <text:p text:style-name="P6"><text:span text:style-name="T2">6</text:span></text:p>
            <text:p text:style-name="P7"><text:span text:style-name="T2">4</text:span></text:p>
            <text:p text:style-name="P8"><text:span text:style-name="T2">2</text:span></text:p>
            <text:p text:style-name="P8"><text:span text:style-name="T2">0</text:span></text:p>
          </draw:text-box>
        </draw:frame>
        <draw:frame draw:style-name="gr13" draw:text-style-name="P13" draw:layer="layout" svg:width="1.756cm" svg:height="10.796cm" svg:x="1.386cm" svg:y="15.823cm">
          <draw:text-box>
            <text:p text:style-name="P10"><text:span text:style-name="T2"><text:s/></text:span><text:span text:style-name="T2">2</text:span><text:span text:style-name="T2"> </text:span></text:p>
            <text:p text:style-name="P10"><text:span text:style-name="T2"><text:s/></text:span><text:span text:style-name="T2">0</text:span></text:p>
            <text:p text:style-name="P5"><text:span text:style-name="T2"/></text:p>
            <text:p text:style-name="P11"><text:span text:style-name="T2">-</text:span><text:span text:style-name="T2">4</text:span></text:p>
            <text:p text:style-name="P5"><text:span text:style-name="T2"/></text:p>
            <text:p text:style-name="P12"><text:span text:style-name="T2">-</text:span><text:span text:style-name="T2">8</text:span></text:p>
          </draw:text-box>
        </draw:frame>
        <draw:frame draw:style-name="gr14" draw:text-style-name="P9" draw:layer="layout" svg:width="36.942cm" svg:height="1.563cm" svg:x="4.191cm" svg:y="27.178cm">
          <draw:text-box>
            <text:p><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1</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2</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3</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4</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5</text:span><text:span text:style-name="T2">0</text:span></text:p>
          </draw:text-box>
        </draw:frame>
        <draw:frame draw:style-name="gr14" draw:text-style-name="P9" draw:layer="layout" svg:width="36.942cm" svg:height="1.563cm" svg:x="4.191cm" svg:y="12.573cm">
          <draw:text-box>
            <text:p><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1</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2</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3</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4</text:span><text:span text:style-name="T2">0</text:span><text:span text:style-name="T2"> </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text:s/></text:span><text:span text:style-name="T2">5</text:span><text:span text:style-name="T2">0</text:span></text:p>
          </draw:text-box>
        </draw:frame>
        <draw:line draw:style-name="gr15" draw:text-style-name="P14" draw:layer="layout" svg:x1="6.794cm" svg:y1="0cm" svg:x2="6.731cm" svg:y2="27.94cm">
          <text:p/>
        </draw:line>
        <draw:line draw:style-name="gr15" draw:text-style-name="P14" draw:layer="layout" svg:x1="9.115cm" svg:y1="-0.636cm" svg:x2="9.144cm" svg:y2="27.813cm">
          <text:p/>
        </draw:line>
        <draw:frame draw:style-name="gr16" draw:text-style-name="P15" draw:layer="layout" svg:width="3.037cm" svg:height="1.406cm" svg:x="6.604cm" svg:y="27.813cm">
          <draw:text-box>
            <text:p><text:span text:style-name="T3">3.12 s</text:span></text:p>
          </draw:text-box>
        </draw:frame>
        <draw:line draw:style-name="gr15" draw:text-style-name="P14" draw:layer="layout" svg:x1="6.731cm" svg:y1="27.813cm" svg:x2="6.096cm" svg:y2="28.321cm">
          <text:p/>
        </draw:line>
        <draw:line draw:style-name="gr15" draw:text-style-name="P14" draw:layer="layout" svg:x1="9.144cm" svg:y1="27.813cm" svg:x2="9.779cm" svg:y2="28.32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stroke-dash28"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1cm" fo:margin-left="0cm" fo:margin-right="0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9-14T16:25:34.408559519</dc:date>
    <meta:editing-duration>PT24M37S</meta:editing-duration>
    <meta:editing-cycles>3</meta:editing-cycles>
    <meta:generator>LibreOffice/6.0.7.3$Linux_X86_64 LibreOffice_project/00m0$Build-3</meta:generator>
    <meta:document-statistic meta:object-count="84"/>
  </office:meta>
</office:document-meta>
</file>